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.702cm" fo:min-width="0.452cm"/>
      <style:paragraph-properties style:writing-mode="lr-tb"/>
    </style:style>
    <style:style style:name="gr3" style:family="graphic" style:parent-style-name="standard">
      <style:graphic-properties draw:fill="none" draw:textarea-vertical-align="middle" draw:auto-grow-height="false" fo:min-height="6.672cm" fo:min-width="0.073cm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0.702cm" fo:min-width="0.452cm"/>
      <style:paragraph-properties style:writing-mode="lr-tb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0.702cm" fo:min-width="2.992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702cm" fo:min-width="2.992cm"/>
      <style:paragraph-properties style:writing-mode="lr-tb"/>
    </style:style>
    <style:style style:name="gr7" style:family="graphic" style:parent-style-name="standard">
      <style:graphic-properties svg:stroke-color="#000000" svg:stroke-opacity="0%" draw:stroke-linejoin="round" draw:fill-color="#ffffff" draw:textarea-horizontal-align="justify" draw:textarea-vertical-align="middle" draw:auto-grow-height="false" fo:min-height="1.02cm" fo:min-width="2.358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4.566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02cm" fo:min-width="0.77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702cm" fo:min-width="0.769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02cm" fo:min-width="1.7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8.478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02cm" fo:min-width="1.405cm"/>
      <style:paragraph-properties style:writing-mode="lr-tb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702cm" fo:min-width="1.08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00a933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2a6099"/>
      <style:paragraph-properties fo:text-align="center" style:writing-mode="lr-tb"/>
    </style:style>
    <style:style style:name="P6" style:family="paragraph">
      <loext:graphic-properties draw:fill-color="#ff8000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52cm" svg:height="0.952cm" svg:x="4.81cm" svg:y="7.3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5.763cm" svg:y="7.3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7.667cm" svg:y="7.35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8.62cm" svg:y="7.3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0.525cm" svg:y="7.35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1.478cm" svg:y="7.3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2.27cm" svg:y="3.22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3.858cm" svg:y="3.223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5.445cm" svg:y="3.22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7.032cm" svg:y="3.223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8.62cm" svg:y="3.223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0.207cm" svg:y="3.22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1.795cm" svg:y="3.22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3.383cm" svg:y="3.222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4.97cm" svg:y="3.223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87cm" svg:height="7.302cm" draw:transform="rotate (-1.5707963267949) translate (12.429cm 4.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2" draw:layer="layout" svg:width="0.952cm" svg:height="0.952cm" svg:x="2.587cm" svg:y="15.92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3.54cm" svg:y="15.92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5.444cm" svg:y="15.92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52cm" svg:height="0.952cm" svg:x="6.397cm" svg:y="15.922cm">
          <text:p text:style-name="P1">1.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8.302cm" svg:y="15.92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9.255cm" svg:y="15.92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0.842cm" svg:y="15.92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1.795cm" svg:y="15.92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3.699cm" svg:y="15.92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52cm" svg:height="0.952cm" svg:x="14.652cm" svg:y="15.922cm">
          <text:p text:style-name="P1">1.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6.557cm" svg:y="15.92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52cm" svg:height="0.952cm" svg:x="17.51cm" svg:y="15.922cm">
          <text:p text:style-name="P1">1.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92cm" svg:height="0.952cm" svg:x="2.27cm" svg:y="13.065cm">
          <text:p text:style-name="P1">Shop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492cm" svg:height="0.952cm" svg:x="6.398cm" svg:y="13.065cm">
          <text:p text:style-name="P1">Shop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858cm" svg:height="1.27cm" svg:x="14.017cm" svg:y="19.732cm">
          <text:p text:style-name="P1">Quantity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52cm" svg:y1="19.415cm" svg:x2="14.335cm" svg:y2="17.192cm">
          <text:p/>
        </draw:line>
        <draw:custom-shape draw:style-name="gr7" draw:text-style-name="P2" draw:layer="layout" svg:width="2.858cm" svg:height="1.27cm" svg:x="14.652cm" svg:y="12.43cm">
          <text:p text:style-name="P1">Pric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6.24cm" svg:y1="13.7cm" svg:x2="15.287cm" svg:y2="15.605cm">
          <text:p/>
        </draw:line>
        <draw:custom-shape draw:style-name="gr9" draw:text-style-name="P4" draw:layer="layout" svg:width="1.27cm" svg:height="5.08cm" draw:transform="rotate (-1.5707963267949) translate (7.667cm 18.1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" draw:layer="layout" svg:width="1.27cm" svg:height="0.952cm" svg:x="3.857cm" svg:y="20.0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69cm" svg:height="0.952cm" svg:x="5.128cm" svg:y="20.05cm">
          <text:p text:style-name="P1">1.0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1.27cm" svg:x="3.857cm" svg:y="17.192cm">
          <text:p text:style-name="P7"><text:span text:style-name="T1">Aggreg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952cm" svg:x="4.81cm" svg:y="23.225cm">
          <text:p text:style-name="P1">100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69cm" svg:height="0.952cm" svg:x="6.081cm" svg:y="23.225cm">
          <text:p text:style-name="P1">1.07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952cm" svg:x="4.81cm" svg:y="24.813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69cm" svg:height="0.952cm" svg:x="6.081cm" svg:y="24.813cm">
          <text:p text:style-name="P1">1.00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952cm" svg:x="4.81cm" svg:y="26.718cm">
          <text:p text:style-name="P1">120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69cm" svg:height="0.952cm" svg:x="6.081cm" svg:y="26.718cm">
          <text:p text:style-name="P1">1.2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58cm" svg:height="1.27cm" svg:x="1.317cm" svg:y="22.907cm">
          <text:p text:style-name="P1">Jun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58cm" svg:height="1.27cm" svg:x="1.317cm" svg:y="24.495cm">
          <text:p text:style-name="P1">Jul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58cm" svg:height="1.27cm" svg:x="1.317cm" svg:y="26.4cm">
          <text:p text:style-name="P1">Augus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23cm" svg:height="0.952cm" svg:x="12.112cm" svg:y="24.813cm">
          <text:p text:style-name="P1">103.67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69cm" svg:height="0.952cm" svg:x="14.336cm" svg:y="24.813cm">
          <text:p text:style-name="P1">1.1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58cm" svg:height="1.27cm" svg:x="12.43cm" svg:y="22.59cm">
          <text:p text:style-name="P1">Average </text:p>
          <text:p text:style-name="P1">September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985cm" svg:y1="23.225cm" svg:x2="11.16cm" svg:y2="24.495cm">
          <text:p/>
        </draw:line>
        <draw:line draw:style-name="gr8" draw:text-style-name="P4" draw:layer="layout" svg:x1="7.667cm" svg:y1="25.13cm" svg:x2="11.16cm" svg:y2="25.144cm">
          <text:p/>
        </draw:line>
        <draw:line draw:style-name="gr8" draw:text-style-name="P4" draw:layer="layout" svg:x1="7.985cm" svg:y1="27.035cm" svg:x2="11.16cm" svg:y2="26.082cm">
          <text:p/>
        </draw:line>
      </draw:page>
      <draw:page draw:name="page2" draw:style-name="dp1" draw:master-page-name="Default">
        <draw:custom-shape draw:style-name="gr1" draw:text-style-name="P2" draw:layer="layout" svg:width="0.952cm" svg:height="0.952cm" svg:x="2.587cm" svg:y="15.923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3.54cm" svg:y="15.92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5.444cm" svg:y="15.923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6.397cm" svg:y="15.923cm">
          <text:p text:style-name="P1">0.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8.302cm" svg:y="15.923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9.255cm" svg:y="15.923cm">
          <text:p text:style-name="P1">0.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0.842cm" svg:y="15.923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1.795cm" svg:y="15.923cm">
          <text:p text:style-name="P1">1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539cm" svg:y1="13.314cm" svg:x2="3.54cm" svg:y2="15.087cm">
          <text:p/>
        </draw:line>
        <draw:custom-shape draw:style-name="gr13" draw:text-style-name="P4" draw:layer="layout" svg:width="1.27cm" svg:height="9.208cm" draw:transform="rotate (-1.5707963267949) translate (12.43cm 19.0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8" draw:layer="layout" svg:width="2.858cm" svg:height="1.27cm" svg:x="6.397cm" svg:y="17.827cm">
          <text:p text:style-name="P7"><text:span text:style-name="T1">Aggregate</text:span></text:p>
          <text:p text:style-name="P7"><text:span text:style-name="T1">Month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58cm" svg:height="1.27cm" svg:x="2.269cm" svg:y="11.477cm">
          <text:p text:style-name="P1">Week 1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6.396cm" svg:y1="13.382cm" svg:x2="6.397cm" svg:y2="15.155cm">
          <text:p/>
        </draw:line>
        <draw:custom-shape draw:style-name="gr7" draw:text-style-name="P2" draw:layer="layout" svg:width="2.858cm" svg:height="1.27cm" svg:x="5.127cm" svg:y="11.477cm">
          <text:p text:style-name="P1">Week 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58cm" svg:height="1.27cm" svg:x="7.985cm" svg:y="11.477cm">
          <text:p text:style-name="P1">Week 3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9.254cm" svg:y1="13.382cm" svg:x2="9.255cm" svg:y2="15.155cm">
          <text:p/>
        </draw:line>
        <draw:custom-shape draw:style-name="gr7" draw:text-style-name="P2" draw:layer="layout" svg:width="2.858cm" svg:height="1.27cm" svg:x="10.842cm" svg:y="11.477cm">
          <text:p text:style-name="P1">Week 4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794cm" svg:y1="13.297cm" svg:x2="11.795cm" svg:y2="15.07cm">
          <text:p/>
        </draw:line>
        <draw:custom-shape draw:style-name="gr7" draw:text-style-name="P8" draw:layer="layout" svg:width="2.858cm" svg:height="1.27cm" svg:x="6.397cm" svg:y="22.272cm">
          <text:p text:style-name="P7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5cm" svg:height="0.952cm" svg:x="5.762cm" svg:y="23.86cm">
          <text:p text:style-name="P1">117.4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87cm" svg:height="0.952cm" svg:x="7.668cm" svg:y="23.8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5cm" svg:height="0.952cm" svg:x="5.762cm" svg:y="21.32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87cm" svg:height="0.952cm" svg:x="7.668cm" svg:y="21.32cm">
          <text:p text:style-name="P1">0.9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16T13:19:28.761954681</meta:creation-date>
    <dc:date>2021-04-19T08:46:23.591059129</dc:date>
    <meta:editing-duration>PT29M14S</meta:editing-duration>
    <meta:editing-cycles>8</meta:editing-cycles>
    <meta:generator>LibreOffice/7.1.2.2$MacOSX_X86_64 LibreOffice_project/8a45595d069ef5570103caea1b71cc9d82b2aae4</meta:generator>
    <meta:document-statistic meta:object-count="76"/>
  </office:meta>
</office:document-meta>
</file>